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3:41: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3:41:33.67</dc:date>
    <meta:editing-duration>P131DT23H21M31S</meta:editing-duration>
    <meta:editing-cycles>284</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End Sub

'==================================================================

Function mkParser(tp As String, st As Variant)
	Dim result As New Parser
	result.tyname = "TParser"
	result.tp = tp
	result.st = st
	mkParser = result
End Function

Function mkReturn(node As Variant)
	mkReturn = mkParser("return", Array(node))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Failure()
	Static result As New Parser
	If result.tp = "" Then
		result = mkParser("failure", Array())
	End If
	pFailure = result
End Function

Function pItem()
	Static result As New Parser
	If result.tp = "" Then
		result = mkParser("item", Array())
	End If
	pItem = result
End Function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ure()
	
	assert_parse(pFailure, "",		Empty).x
	assert_parse(pFailure, " ",		Empty).x
	assert_parse(pFailure, "a",		Empty).x
	assert_parse(pFailure, "1",		Empty).x
	assert_parse(pFailure, "[]",	Empty).x
	
	assert_parse(pItem, "",			Empty).x
	assert_parse(pItem, " ",		Array(" ", 2)).x
	assert_parse(pItem, "a",		Array("a", 2)).x
	assert_parse(pItem, "1",		Array("1", 2)).x
	assert_parse(pItem, "[]",		Array("[", 2)).x
	assert_parse(pItem, "abcd",		Array("a", 2)).x
	assert_parse(pItem, chr(13),	Array(chr(13), 2)).x
End Function

Function assert_parse(ByVal p As Variant, ByVal s As String, ByVal expected As Variant)
	If isString(p) Then
		p = lookupParser(p)
	End If
	If Not(isString(expected)) Then
		expected = toString(expected)
	End If
	assertEqual(typeOf(p), "Object/TParser").x
	Dim actual As Variant
	actual = applyP(p, s)

	assert_parse = assertEqual(toString(actual), expected)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